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034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14.938cm"/>
    </style:style>
    <style:style style:name="co8" style:family="table-column">
      <style:table-column-properties fo:break-before="auto" style:column-width="10.02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К-сть</text:p>
          </table:table-cell>
          <table:table-cell office:value-type="string" calcext:value-type="string">
            <text:p>Ідентифікатор</text:p>
          </table:table-cell>
          <table:table-cell office:value-type="string" calcext:value-type="string">
            <text:p>Значення</text:p>
          </table:table-cell>
          <table:table-cell table:style-name="Default" office:value-type="string" calcext:value-type="string">
            <text:p>Ціна</text:p>
          </table:table-cell>
          <table:table-cell office:value-type="string" calcext:value-type="string">
            <text:p>+Батарея</text:p>
          </table:table-cell>
          <table:table-cell office:value-type="string" calcext:value-type="string">
            <text:p>+Звук</text:p>
          </table:table-cell>
          <table:table-cell table:style-name="Default" office:value-type="string" calcext:value-type="string">
            <text:p>Посилан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SP32-S3-WROOM-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https://www.rcscomponents.kiev.ua/product/esp32-s3-wroom-1-n16r8_18444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80x240 1.69" TFT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https://arduino.ua/prod6568-tft-displei-1-7-spi-240x280-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https://diyshop.com.ua/en/modul-interfejsa-mini-sd-karty-kardr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V1117LV33DCY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a xlink:href="https://www.kosmodrom.ua/stabilizator-naprugi/tlv1117lv33dcyr-2.html" xlink:type="simple">https://www.kosmodrom.ua/stabilizator-naprugi/tlv1117lv33dcyr-2.html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uF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a xlink:href="https://prom.ua/ua/p436700921-kondensator-50v-keramika.html" xlink:type="simple">https://prom.ua/ua/p436700921-kondensator-50v-keramika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ttps://m-teh.com.ua/kondensator-ct4-1uf-50v-x7r-1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s://justas-electronics.com.ua/rss0125w-10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W1-SW8</text:p>
          </table:table-cell>
          <table:table-cell office:value-type="string" calcext:value-type="string">
            <text:p>Button Kit (12mm)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https://arduino.ua/prod2506-komplekt-knopok-12mm-s-kolpachkom-5-cve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W9, SW10, SW12</text:p>
          </table:table-cell>
          <table:table-cell office:value-type="string" calcext:value-type="string">
            <text:p>Select/Start/Reset Tact Butt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ttps://arduino.ua/prod6165-taktova-knopka-smd-4pin-6h6x9-5mm-shtok-6-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Type-C to DIP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ttps://arduino.ua/prod2783-plata-perehodnik-usb-type-c-na-dip-2-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s://justas-electronics.com.ua/rss0125w-100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www.mini-tech.com.ua/ua/passivnyj-zu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Pow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ttps://arduino.ua/prod5124-perekluchatel-polzynkovii-ms-22d18g2-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3, </text:p>
          </table:table-cell>
          <table:table-cell office:value-type="string" calcext:value-type="string">
            <text:p>Ext, 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ttps://arduino.ua/prod1077-konnektor-dvyhryadnii-2h40-pin-pa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2J1</text:p>
          </table:table-cell>
          <table:table-cell office:value-type="string" calcext:value-type="string">
            <text:p>TFT_Socke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ttps://arduino.ua/prod315-konnektor-40-pin-ma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t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<text:a xlink:href="https://m-teh.com.ua/li-pol-akumuliator-603048p-1000-ma-hod-3.7v-z-platoіu-zakhystu/?gad_source=1" xlink:type="simple">https://m-teh.com.ua/li-pol-akumuliator-603048p-1000-ma-hod-3.7v-z-plato%D1%96u-zakhystu/?gad_source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P405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rduino.ua/prod1486-zaryadnii-modyl-tp4056-micro-usb-s-fynkciei-zashhiti-akkymylyat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ML640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rcscomponents.kiev.ua/product/irlml6401trpbf_3434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ron.ua/uk/catalog/029199--diod_1n4001_v_lente_mic_master_instrument_corporation_do41_do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3</text:p>
          </table:table-cell>
          <table:table-cell table:style-name="ce1"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justas-electronics.com.ua/rss025w-200r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justas-electronics.com.ua/rss0125w-33k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MAX9835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https://arduino.ua/prod4112-modyl-aydioysilitelya-mono-3vt-klassa-d-na-max98357</text:p>
          </table:table-cell>
          <table:table-cell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 Jack 3.5 (mono)</text:p>
          </table:table-cell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<text:a xlink:href="https://imrad.com.ua/ua/pj3013d-144736" xlink:type="simple">https://imrad.com.ua/ua/pj3013d-144736</text:a>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Разом</text:p>
          </table:table-cell>
          <table:table-cell table:number-columns-repeated="2"/>
          <table:table-cell table:formula="of:=SUM([.D2:.D24])" office:value-type="float" office:value="553" calcext:value-type="float">
            <text:p>553</text:p>
          </table:table-cell>
          <table:table-cell table:formula="of:=SUM([.E2:.E24])" office:value-type="float" office:value="141" calcext:value-type="float">
            <text:p>141</text:p>
          </table:table-cell>
          <table:table-cell table:formula="of:=SUM([.F2:.F24])"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.00.0000</text:date>, <text:time style:data-style-name="N2" text:time-value="22:15:19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4:49:39.361962726</meta:creation-date>
    <dc:date>2025-01-02T22:15:48.835000000</dc:date>
    <meta:editing-duration>PT1H18M40S</meta:editing-duration>
    <meta:editing-cycles>42</meta:editing-cycles>
    <meta:generator>LibreOffice/7.6.4.1$Windows_X86_64 LibreOffice_project/e19e193f88cd6c0525a17fb7a176ed8e6a3e2aa1</meta:generator>
    <meta:document-statistic meta:table-count="1" meta:cell-count="126" meta:object-count="0"/>
  </office:meta>
</office:document-meta>
</file>